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style:font-name="Arial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style:font-name="Arial" fo:font-size="14pt" style:font-size-asian="14pt" style:font-size-complex="14pt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text-properties style:font-name="Arial" fo:font-size="14pt" style:font-size-asian="14pt" style:font-size-complex="14pt"/>
    </style:style>
    <style:style style:name="P7" style:family="paragraph" style:parent-style-name="Standard" style:list-style-name="L1">
      <style:text-properties style:font-name="Arial" fo:font-size="14pt" style:font-size-asian="14pt" style:font-size-complex="14pt"/>
    </style:style>
    <style:style style:name="P8" style:family="paragraph" style:parent-style-name="Standard" style:list-style-name="L12"/>
    <style:style style:name="P9" style:family="paragraph" style:parent-style-name="Standard" style:list-style-name="L14"/>
    <style:style style:name="P10" style:family="paragraph" style:parent-style-name="Standard">
      <style:paragraph-properties fo:margin-left="0.4925in" fo:margin-right="0in" fo:text-indent="0in" style:auto-text-indent="false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style:font-name="Arial" fo:font-size="14pt" style:font-size-asian="14pt" style:font-size-complex="14pt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4" style:family="paragraph" style:parent-style-name="Standard">
      <style:paragraph-properties fo:margin-left="0.25in" fo:margin-right="0in" fo:text-indent="0in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Arial" fo:font-size="14pt" style:font-size-asian="14pt" style:font-size-complex="14pt"/>
    </style:style>
    <style:style style:name="T5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ize-asian="14pt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style:font-style-asian="italic" style:font-size-complex="14pt" style:font-style-complex="italic"/>
    </style:style>
    <style:style style:name="T11" style:family="text">
      <style:text-properties fo:font-style="italic" fo:font-weight="bold" style:font-size-asian="14pt" style:font-style-asian="italic" style:font-weight-asian="bold" style:font-style-complex="italic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ize="14pt"/>
    </style:style>
    <style:style style:name="T15" style:family="text">
      <style:text-properties style:font-size-asian="14pt"/>
    </style:style>
    <style:style style:name="T16" style:family="text">
      <style:text-properties style:font-size-complex="14pt"/>
    </style:style>
    <style:style style:name="T17" style:family="text"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style:font-name="Arial" fo:font-size="14pt" style:font-size-asian="14pt" style:font-size-complex="14pt"/>
    </style:style>
    <style:style style:name="T20" style:family="text">
      <style:text-properties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text-underline-style="none" fo:font-weight="bold" style:font-size-asian="14pt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my mother reduced cloudy vision (from cataract).</text:p>
      <text:p text:style-name="P2"/>
      <text:list xml:id="list277298613" text:style-name="L1">
        <text:list-item>
          <text:p text:style-name="P6"><text:span text:style-name="T7">Longevinex</text:span> – (from: Longevinex.com )</text:p>
        </text:list-item>
      </text:list>
      <text:p text:style-name="P10"><text:span text:style-name="T4">She would have told you sooner, but she forgot the name of the supplement. Also, </text:span><text:span text:style-name="T20">most doctors never believe her when she talks about this</text:span><text:span text:style-name="T18"> </text:span><text:span text:style-name="T6">save and effective </text:span><text:span text:style-name="T20">supplement</text:span><text:span text:style-name="T4">.</text:span></text:p>
      <text:p text:style-name="P10"><text:span text:style-name="T3"/></text:p>
      <text:p text:style-name="P10"><text:span text:style-name="T3">This has dramatically improved vision (despite cataracts) for her and all her friends, along with improved memory. <text:s/>Benefits can be seen on the </text:span><text:span text:style-name="T6">first day</text:span><text:span text:style-name="T3"> of taking it.</text:span></text:p>
      <text:p text:style-name="P10"><text:span text:style-name="T3"/></text:p>
      <text:p text:style-name="P13">Ingredients<text:span text:style-name="T4">:</text:span></text:p>
      <text:list xml:id="list93201643" text:style-name="L12">
        <text:list-item>
          <text:p text:style-name="P8"><text:span text:style-name="T4">Resveratrol – This is also known as “the red wine molecule”. It helps for better eyesight and memory (including Alzheimer's).</text:span></text:p>
        </text:list-item>
        <text:list-item>
          <text:p text:style-name="P8"><text:span text:style-name="T5">IP-6 </text:span><text:span text:style-name="T4">– (rice bran extract, low doses) <text:line-break/>This important for </text:span><text:span text:style-name="T6">eye health</text:span><text:span text:style-name="T4"> and brain health (</text:span><text:span text:style-name="T6">memory and anti-dementia</text:span><text:span text:style-name="T4">).</text:span></text:p>
        </text:list-item>
        <text:list-item>
          <text:p text:style-name="P8"><text:span text:style-name="T3">Immune boosters: Quercetin + Vitamin D3</text:span></text:p>
        </text:list-item>
      </text:list>
      <text:p text:style-name="P12"/>
      <text:p text:style-name="P14">Other Items <text:span text:style-name="T13">she took alongside Longevinex:</text:span> </text:p>
      <text:list xml:id="list1686135270" text:continue-list="list277298613" text:style-name="L1">
        <text:list-item>
          <text:p text:style-name="P6">Vitamin C – 1,000 mg (2 – 3 times a day)</text:p>
        </text:list-item>
        <text:list-item>
          <text:p text:style-name="P6">Omega 3 fish oil capsules – 2,000 mg. (Avoid aspirin, tylenol, etc.)</text:p>
        </text:list-item>
      </text:list>
      <text:p text:style-name="P4"/>
      <text:p text:style-name="P4"/>
      <text:p text:style-name="P5">I know all of this is hard to believe. Google these words for more information.:</text:p>
      <text:p text:style-name="P4"/>
      <text:list xml:id="list703213755" text:style-name="L14">
        <text:list-item>
          <text:p text:style-name="P9"><text:span text:style-name="T4">resveratrol and improved eyesight</text:span></text:p>
        </text:list-item>
        <text:list-item>
          <text:p text:style-name="P9"><text:span text:style-name="T4">resveratrol ip-6 memory</text:span>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7T20:00:03</meta:creation-date>
    <dc:date>2009-10-21T23:01:43</dc:date>
    <meta:editing-duration>PT00H49M11S</meta:editing-duration>
    <meta:editing-cycles>5</meta:editing-cycles>
    <meta:generator>OpenOffice.org/3.1$Linux OpenOffice.org_project/310m19$Build-9420</meta:generator>
    <dc:creator>diego </dc:creator>
    <meta:printed-by>diego </meta:printed-by>
    <meta:print-date>2009-10-21T22:58:04</meta:print-date>
    <meta:document-statistic meta:table-count="0" meta:image-count="0" meta:object-count="0" meta:page-count="1" meta:paragraph-count="14" meta:word-count="175" meta:character-count="1008"/>
  </office:meta>
</office:document-meta>
</file>